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9">
      <style:paragraph-properties fo:text-align="start" style:justify-single-word="false"/>
    </style:style>
    <style:style style:name="P5" style:family="paragraph" style:parent-style-name="Heading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imited Strings</text:p>
      <text:p text:style-name="Standard"/>
      <text:p text:style-name="Standard">Delimited strings allow 'Array-Like' capabilities. <text:s/>A 'Delimited String' is an array of strings.</text:p>
      <text:p text:style-name="Standard"/>
      <text:p text:style-name="Standard">A delimited String is a string consisting of a series of strings separated (delimited) by a special character which is not found in any of the strings that are contained within the Delimited String. <text:s/>For example, let us create a Delimited String containing the 'Undead Types' that appear in a combat. <text:s/>We will assume that he 'Undead Type' names do not contain the character '#'. <text:s/>each 'Undead Type' should then be preceeded by '#'. <text:s/>This is how it might look:</text:p>
      <text:p text:style-name="Standard"/>
      <text:p text:style-name="Standard">#Skeleton#Wraith#Bones#Airdale</text:p>
      <text:p text:style-name="Standard"/>
      <text:p text:style-name="Standard">You can probably see that there is an easy way to create Delimited Strings that contain other Delimited Strings as its emements. <text:s/>(Hint: Use a different delimiter character for the 'sub-delimited strings'.)</text:p>
      <text:p text:style-name="Standard"/>
      <text:p text:style-name="Standard">The first character of the Delimited String defines the 'delimiter character'. <text:s/>There are functions that reference the 'Sub-strings' as an array and <text:s/>otherwise manipulate Delimited Strings.</text:p>
      <text:p text:style-name="Standard"/>
      <text:p text:style-name="Standard"/>
      <text:p text:style-name="P2"><draw:frame draw:style-name="fr1" draw:name="graphics3" text:anchor-type="paragraph" svg:width="6.6665in" svg:height="0.1252in" draw:z-index="0"><draw:image xlink:href="file:///C:/Program%20Files/OpenOffice.org%203/Basis/share/gallery/rulers/blurulr1.gif" xlink:type="simple" xlink:show="embed" xlink:actuate="onLoad"/></draw:frame></text:p>
      <text:p text:style-name="P5">$DelimitedStringCount(ds)</text:p>
      <text:p text:style-name="P2"/>
      <text:p text:style-name="P3">Returns the number of 'substrings' of the delimited string ds.</text:p>
      <text:p text:style-name="P3">$DelimitedStringCount(“#abc#def#ghi”) would return “3”.</text:p>
      <text:p text:style-name="P3"/>
      <text:p text:style-name="P5">$DelimitedStringSubstring(ds, N)</text:p>
      <text:p text:style-name="P2"/>
      <text:p text:style-name="P3">Returns the Nth substring of a delimited string ds.</text:p>
      <text:p text:style-name="P3">$DelimitedStringSubstring(#abc#def#ghi”, 0) would return “abc”.</text:p>
      <text:p text:style-name="P3">$DelimitedStringSubstring(#abc#def#ghi”, 3) would return “”.</text:p>
      <text:p text:style-name="P3"/>
      <text:p text:style-name="P5">$DelimitedStringHead(ds)</text:p>
      <text:p text:style-name="P2"/>
      <text:p text:style-name="P3">Returns the first substring of ds. <text:s/></text:p>
      <text:p text:style-name="P3">Exactly the same as $DelimitedStringSubstring(0);</text:p>
      <text:p text:style-name="P3"/>
      <text:p text:style-name="P5">$DelimitedStringTail(ds)</text:p>
      <text:p text:style-name="P2"/>
      <text:p text:style-name="P3">Returns the Delimited String ds without its first substring.</text:p>
      <text:p text:style-name="P3">$DelimitedStringTail(“#abc#def#ghi”) would return “#def#ghi”.</text:p>
      <text:p text:style-name="P3"/>
      <text:p text:style-name="P5"><text:soft-page-break/>$DelimitedStringAdd(ds, head, delim)</text:p>
      <text:p text:style-name="P2"/>
      <text:p text:style-name="P3">Returns the string ds with 'head' added as the first element.</text:p>
      <text:p text:style-name="P3">The first character of 'delim' will be used as a delimiter if ds is empty.</text:p>
      <text:p text:style-name="P3">$DelimitedStringAdd(“$ABC$DEF”, “xyz”, “*”) would return “$xyz$ABC$DEF”;</text:p>
      <text:p text:style-name="Standard"/>
      <text:p text:style-name="P3">$DelimitedStringAdd(“”, “xyz”, “*”) would return “*xyz”;</text:p>
      <text:p text:style-name="P3"/>
      <text:p text:style-name="P5">$DelimitedStringFilter(ds, dsF, filter)</text:p>
      <text:p text:style-name="P2"/>
      <text:p text:style-name="P3">Returns the 'Filtered' ds string, using the 'dsF' string as the 'Filter String' and 'filter' as the logical operation to be performed. <text:s/>Currently implemented filter functions are:</text:p>
      <text:list xml:id="list33445223" text:style-name="L9">
        <text:list-item>
          <text:p text:style-name="P4">“AndNot” <text:s/>– <text:s/>Returns a DelimitedString with elements that are contained in ds 'And are Not' contained in 'dsF'. </text:p>
          <text:p text:style-name="P4"/>
        </text:list-item>
      </text:list>
      <text:p text:style-name="P3"/>
      <text:p text:style-name="P3">$DelimitedStringFilter(“$a$b$c$a”, “$b”, <text:s/>“AndNot”) would return “$a$c$a”.</text:p>
      <text:p text:style-name="P3">$DelimitedStringFilter(“$a$b$c$a”, $a$c”, “AndNot”) would return “$b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13:28.65</meta:creation-date>
    <meta:generator>OpenOffice.org/3.2$Win32 OpenOffice.org_project/320m18$Build-9502</meta:generator>
    <dc:date>2013-02-03T13:38:18.39</dc:date>
    <dc:creator>Paul Stevens</dc:creator>
    <meta:editing-duration>PT09H15M28S</meta:editing-duration>
    <meta:editing-cycles>18</meta:editing-cycles>
    <meta:document-statistic meta:table-count="0" meta:image-count="1" meta:object-count="0" meta:page-count="2" meta:paragraph-count="29" meta:word-count="334" meta:character-count="2373"/>
  </office:meta>
</office:document-meta>
</file>